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cd1c9" loext:opacity="100%" style:font-name="FreeSerif" fo:font-size="15pt" style:text-underline-style="solid" style:text-underline-width="auto" style:text-underline-color="font-color" fo:font-weight="bold" officeooo:rsid="001f4436" officeooo:paragraph-rsid="001f4436" style:font-size-asian="13.1000003814697pt" style:font-weight-asian="bold" style:font-size-complex="15pt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color="#ffffff" loext:opacity="100%"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ro<text:span text:style-name="T1">:<text:line-break/><text:line-break/></text:span><text:a xlink:type="simple" xlink:href="https://www.olx.pt/anuncio/emprego/vaga-para-empregado-de-mesa-bartender-cervejaria-em-lisboa-IDIwzMf.html" text:style-name="Internet_20_link" text:visited-style-name="Visited_20_Internet_20_Link">https://www.olx.pt/anuncio/emprego/vaga-para-empregado-de-mesa-bartender-cervejaria-em-lisboa-IDIwzMf.html</text:a><text:span text:style-name="T2"><text:line-break/></text:span><text:a xlink:type="simple" xlink:href="https://www.olx.pt/anuncio/emprego/empregado-de-mesa-bartender-benfica-IDIvvrC.html" text:style-name="Internet_20_link" text:visited-style-name="Visited_20_Internet_20_Link">https://www.olx.pt/anuncio/emprego/empregado-de-mesa-bartender-benfica-IDIvvrC.html</text:a><text:span text:style-name="T2"><text:line-break/>https://www.olx.pt/anuncio/emprego/empregado-de-bar-f-IDIpTNT.html</text:span><text:span text:style-name="T1"><text:line-break/><text:line-break/></text:span>Meh<text:span text:style-name="T1">:<text:line-break/><text:line-break/></text:span>Não quero muito, mas pronto<text:span text:style-name="T1">:<text:line-break/><text:line-break/></text:span><text:span text:style-name="T2">https://www.olx.pt/anuncio/emprego/comercial-online-c-s-experincia-IDIwDwa.html</text:span><text:span text:style-name="T1"><text:line-break/><text:line-break/></text:span>Última recurso<text:span text:style-name="T1">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4:19:51.522756219</meta:creation-date>
    <meta:editing-duration>P2DT1H33M48S</meta:editing-duration>
    <meta:editing-cycles>2</meta:editing-cycles>
    <meta:generator>LibreOffice/7.3.7.2$Linux_X86_64 LibreOffice_project/30$Build-2</meta:generator>
    <dc:date>2024-10-18T16:03:38.506167706</dc:date>
    <meta:document-statistic meta:table-count="0" meta:image-count="0" meta:object-count="0" meta:page-count="1" meta:paragraph-count="1" meta:word-count="13" meta:character-count="399" meta:non-whitespace-character-count="382"/>
  </office:meta>
</office:document-meta>
</file>